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9C0000037D9B0AA1C640DD9365.png" manifest:media-type="image/png"/>
  <manifest:file-entry manifest:full-path="Pictures/100002010000059E00000385831AEB0731903E12.png" manifest:media-type="image/png"/>
  <manifest:file-entry manifest:full-path="Pictures/100002010000059A00000381771397E50DB7D6F3.png" manifest:media-type="image/png"/>
  <manifest:file-entry manifest:full-path="Pictures/1000020100000598000003800A025BA81B947A5A.png" manifest:media-type="image/png"/>
  <manifest:file-entry manifest:full-path="Pictures/10000201000005960000037B8A88536FB96D1B22.png" manifest:media-type="image/png"/>
  <manifest:file-entry manifest:full-path="Pictures/1000020100000596000003827A78B399E9ACBBF5.png" manifest:media-type="image/png"/>
  <manifest:file-entry manifest:full-path="Pictures/100002010000059900000382868517212EB6666E.png" manifest:media-type="image/png"/>
  <manifest:file-entry manifest:full-path="Pictures/100002010000059E00000384A9DE3CC7F4DB59EF.png" manifest:media-type="image/png"/>
  <manifest:file-entry manifest:full-path="Pictures/100002010000059A000003863A568227F7E471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923cm" svg:height="5.612cm" svg:x="3.269cm" svg:y="4.064cm">
          <draw:image xlink:href="Pictures/100002010000059A000003863A568227F7E471AC.png" xlink:type="simple" xlink:show="embed" xlink:actuate="onLoad" loext:mime-type="image/png">
            <text:p/>
          </draw:image>
        </draw:frame>
        <draw:frame draw:style-name="gr1" draw:text-style-name="P1" draw:layer="layout" svg:width="8.637cm" svg:height="5.424cm" svg:x="13.715cm" svg:y="1.016cm">
          <draw:image xlink:href="Pictures/1000020100000596000003827A78B399E9ACBBF5.png" xlink:type="simple" xlink:show="embed" xlink:actuate="onLoad" loext:mime-type="image/png">
            <text:p/>
          </draw:image>
        </draw:frame>
        <draw:frame draw:style-name="gr1" draw:text-style-name="P1" draw:layer="layout" svg:width="8.729cm" svg:height="5.439cm" svg:x="13.623cm" svg:y="8.128cm">
          <draw:image xlink:href="Pictures/10000201000005960000037B8A88536FB96D1B22.png" xlink:type="simple" xlink:show="embed" xlink:actuate="onLoad" loext:mime-type="image/png">
            <text:p/>
          </draw:image>
        </draw:frame>
        <draw:line draw:style-name="gr2" draw:text-style-name="P2" draw:layer="layout" svg:x1="12.7cm" svg:y1="6.858cm" svg:x2="13.462cm" svg:y2="6.096cm">
          <text:p/>
        </draw:line>
        <draw:line draw:style-name="gr2" draw:text-style-name="P2" draw:layer="layout" svg:x1="12.446cm" svg:y1="8.89cm" svg:x2="13.462cm" svg:y2="9.652cm">
          <text:p/>
        </draw:line>
        <draw:line draw:style-name="gr2" draw:text-style-name="P2" draw:layer="layout" svg:x1="23.114cm" svg:y1="7.366cm" svg:x2="25.4cm" svg:y2="7.366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736cm" svg:height="5.466cm" svg:x="3.556cm" svg:y="1.138cm">
          <draw:image xlink:href="Pictures/1000020100000598000003800A025BA81B947A5A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8.933cm" svg:height="5.588cm" svg:x="14.943cm" svg:y="1.016cm">
          <draw:image xlink:href="Pictures/100002010000059A00000381771397E50DB7D6F3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8.724cm" svg:height="5.466cm" svg:x="1.524cm" svg:y="8.25cm">
          <draw:image xlink:href="Pictures/100002010000059E00000385831AEB0731903E12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5.405cm" svg:x="12.446cm" svg:y="8.311cm">
          <draw:image xlink:href="Pictures/100002010000059E00000384A9DE3CC7F4DB59EF.png" xlink:type="simple" xlink:show="embed" xlink:actuate="onLoad" loext:mime-type="image/png">
            <text:p/>
          </draw:image>
        </draw:frame>
        <draw:line draw:style-name="gr2" draw:text-style-name="P2" draw:layer="layout" svg:x1="12.954cm" svg:y1="3.81cm" svg:x2="14.224cm" svg:y2="3.81cm">
          <text:p/>
        </draw:line>
        <draw:connector draw:style-name="gr2" draw:text-style-name="P2" draw:layer="layout" svg:x1="19.409cm" svg:y1="6.604cm" svg:x2="5.886cm" svg:y2="8.25cm" draw:start-shape="id1" draw:start-glue-point="2" draw:end-shape="id2" draw:end-glue-point="0" svg:d="M19409 6604v823h-13523v823" svg:viewBox="0 0 13524 1647">
          <text:p/>
        </draw:connector>
        <draw:line draw:style-name="gr2" draw:text-style-name="P2" draw:layer="layout" svg:x1="10.668cm" svg:y1="10.668cm" svg:x2="12.192cm" svg:y2="10.668cm">
          <text:p/>
        </draw:line>
        <draw:line draw:style-name="gr2" draw:text-style-name="P2" draw:layer="layout" svg:x1="21.59cm" svg:y1="10.668cm" svg:x2="23.622cm" svg:y2="10.668cm">
          <text:p/>
        </draw:line>
        <draw:line draw:style-name="gr2" draw:text-style-name="P2" draw:layer="layout" svg:x1="1.27cm" svg:y1="3.81cm" svg:x2="3.302cm" svg:y2="3.81cm">
          <text:p/>
        </draw:lin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8.636cm" svg:height="5.37cm" svg:x="4.826cm" svg:y="1.27cm">
          <draw:image xlink:href="Pictures/100002010000059C0000037D9B0AA1C640DD9365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5.412cm" svg:x="15.24cm" svg:y="1.192cm">
          <draw:image xlink:href="Pictures/100002010000059900000382868517212EB6666E.png" xlink:type="simple" xlink:show="embed" xlink:actuate="onLoad" loext:mime-type="image/png">
            <text:p/>
          </draw:image>
        </draw:frame>
        <draw:line draw:style-name="gr2" draw:text-style-name="P2" draw:layer="layout" svg:x1="1.524cm" svg:y1="3.556cm" svg:x2="4.318cm" svg:y2="3.556cm">
          <text:p/>
        </draw:line>
        <draw:line draw:style-name="gr2" draw:text-style-name="P2" draw:layer="layout" svg:x1="13.716cm" svg:y1="3.556cm" svg:x2="14.732cm" svg:y2="3.556cm">
          <text:p/>
        </draw:lin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1-15T10:28:20.529189021</meta:creation-date>
    <dc:date>2021-01-15T10:43:00.029718013</dc:date>
    <meta:editing-duration>PT4M24S</meta:editing-duration>
    <meta:editing-cycles>1</meta:editing-cycles>
    <meta:document-statistic meta:object-count="46"/>
    <meta:generator>LibreOffice/6.4.1.2$MacOSX_X86_64 LibreOffice_project/4d224e95b98b138af42a64d84056446d09082932</meta:generator>
  </office:meta>
</office:document-meta>
</file>